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rier New" svg:font-family="'Courrier New'" style:font-family-generic="moder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style:text-autospace="none"/>
      <style:text-properties fo:color="#1b7f7f" style:font-name="Times New Roman" fo:font-size="12pt" style:font-name-asian="Courrier New" style:font-size-asian="12pt" style:font-name-complex="Courrier New" style:font-size-complex="12pt"/>
    </style:style>
    <style:style style:name="P4" style:family="paragraph" style:parent-style-name="Standard">
      <style:paragraph-properties style:text-autospace="non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style:text-autospace="none"/>
      <style:text-properties style:use-window-font-color="true" style:font-name="Times New Roman" fo:font-size="12pt" style:font-name-asian="Courrier New" style:font-size-asian="12pt" style:font-name-complex="Courrier New" style:font-size-complex="12pt"/>
    </style:style>
    <style:style style:name="P6" style:family="paragraph" style:parent-style-name="Standard">
      <style:paragraph-properties style:text-autospace="none"/>
      <style:text-properties fo:color="#1b7f7f" style:font-name="Times New Roman" fo:font-size="12pt" style:font-name-asian="Courrier New" style:font-size-asian="12pt" style:font-name-complex="Courrier New" style:font-size-complex="12pt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fo:font-weight="normal" style:font-weight-asian="normal" style:font-weight-complex="normal"/>
    </style:style>
    <style:style style:name="P9" style:family="paragraph" style:parent-style-name="Standard" style:list-style-name="L2">
      <style:text-properties fo:font-weight="normal" style:font-weight-asian="normal" style:font-weight-complex="normal"/>
    </style:style>
    <style:style style:name="P10" style:family="paragraph" style:parent-style-name="Standard" style:list-style-name="L3">
      <style:text-properties fo:font-weight="normal" style:font-weight-asian="normal" style:font-weight-complex="normal"/>
    </style:style>
    <style:style style:name="P11" style:family="paragraph" style:parent-style-name="Standard" style:list-style-name="L2"/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size="8pt" style:font-size-asian="8pt" style:font-size-complex="8pt"/>
    </style:style>
    <style:style style:name="P14" style:family="paragraph">
      <style:paragraph-properties fo:text-align="center"/>
      <style:text-properties fo:font-size="6pt" style:font-size-asian="6pt" style:font-size-complex="6pt"/>
    </style:style>
    <style:style style:name="P15" style:family="paragraph">
      <style:text-properties fo:font-size="6pt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use-window-font-color="true" style:font-name-asian="Courrier New" style:font-name-complex="Courrier New"/>
    </style:style>
    <style:style style:name="T5" style:family="text">
      <style:text-properties fo:color="#7f3030" style:font-name-asian="Courrier New" style:font-name-complex="Courrier New"/>
    </style:style>
    <style:style style:name="T6" style:family="text">
      <style:text-properties fo:color="#1b7f7f" style:font-name-asian="Courrier New" style:font-name-complex="Courrier New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6pt" style:font-size-asian="6pt" style:font-size-complex="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draw:fit-to-contour="tru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8" draw:style-name="gr5" draw:text-style-name="P15" svg:width="0.565cm" svg:height="0.246cm" svg:x="9.373cm" svg:y="2.325cm"><draw:text-box><text:p><text:span text:style-name="T8">HTTP</text:span></text:p></draw:text-box></draw:frame><draw:line text:anchor-type="paragraph" draw:z-index="7" draw:style-name="gr3" draw:text-style-name="P12" svg:x1="9.32cm" svg:y1="2.007cm" svg:x2="9.373cm" svg:y2="2.801cm"><text:p/></draw:line><draw:frame text:anchor-type="paragraph" draw:z-index="6" draw:style-name="gr4" draw:text-style-name="P15" svg:width="1.571cm" svg:height="0.265cm" svg:x="5.74cm" svg:y="2.078cm"><draw:text-box><text:p><text:span text:style-name="T8">Secure channel</text:span></text:p></draw:text-box></draw:frame><draw:line text:anchor-type="paragraph" draw:z-index="5" draw:style-name="gr3" draw:text-style-name="P12" svg:x1="4.434cm" svg:y1="2.907cm" svg:x2="8.826cm" svg:y2="1.884cm"><text:p/></draw:line><draw:ellipse text:anchor-type="paragraph" draw:z-index="4" draw:style-name="gr2" draw:text-style-name="P14" svg:width="1.341cm" svg:height="0.406cm" svg:x="3.094cm" svg:y="2.731cm"><text:p text:style-name="P12"><text:span text:style-name="T8">Bolt Server</text:span></text:p></draw:ellipse><draw:ellipse text:anchor-type="paragraph" draw:z-index="3" draw:style-name="gr2" draw:text-style-name="P14" svg:width="1.324cm" svg:height="0.583cm" svg:x="8.809cm" svg:y="2.801cm"><text:p text:style-name="P12"><text:span text:style-name="T8">cloudflash</text:span></text:p></draw:ellipse><draw:ellipse text:anchor-type="paragraph" draw:z-index="2" draw:style-name="gr2" draw:text-style-name="P14" svg:width="1.377cm" svg:height="0.53cm" svg:x="8.668cm" svg:y="1.478cm"><text:p text:style-name="P12"><text:span text:style-name="T8">Bolt client</text:span></text:p></draw:ellipse><draw:rect text:anchor-type="paragraph" draw:z-index="1" draw:style-name="gr1" draw:text-style-name="P13" svg:width="2.453cm" svg:height="3.052cm" svg:x="8.086cm" svg:y="1.002cm"><text:p text:style-name="P12"><text:span text:style-name="T7">VCG</text:span></text:p></draw:rect><draw:rect text:anchor-type="paragraph" draw:z-index="0" draw:style-name="gr1" draw:text-style-name="P13" svg:width="2.4cm" svg:height="1.646cm" svg:x="2.635cm" svg:y="1.984cm"><text:p text:style-name="P12"><text:span text:style-name="T7">Controller</text:span></text:p></draw:rect></text:p>
      <text:p text:style-name="Standard"/>
      <text:p text:style-name="Standard"><draw:ellipse text:anchor-type="paragraph" draw:z-index="16" draw:style-name="gr2" draw:text-style-name="P13" svg:width="1.641cm" svg:height="0.724cm" svg:x="0.642cm" svg:y="-0.672cm"><text:p text:style-name="P12"><text:span text:style-name="T7">REST Client</text:span></text:p></draw:ellipse><draw:line text:anchor-type="paragraph" draw:z-index="17" draw:style-name="gr3" draw:text-style-name="P12" svg:x1="1.7cm" svg:y1="0.051cm" svg:x2="2.635cm" svg:y2="1.545cm"><text:p/></draw:line></text:p>
      <text:p text:style-name="Standard"/>
      <text:p text:style-name="Standard"/>
      <text:p text:style-name="Standard"/>
      <text:p text:style-name="Standard"><draw:line text:anchor-type="paragraph" draw:z-index="14" draw:style-name="gr3" draw:text-style-name="P12" svg:x1="3.87cm" svg:y1="0.215cm" svg:x2="8.668cm" svg:y2="3.602cm"><text:p/></draw:line></text:p>
      <text:p text:style-name="Standard"/>
      <text:p text:style-name="Standard"/>
      <text:p text:style-name="Standard"><draw:frame text:anchor-type="paragraph" draw:z-index="15" draw:style-name="gr4" draw:text-style-name="P15" svg:width="1.571cm" svg:height="0.265cm" svg:x="5.74cm" svg:y="0.078cm"><draw:text-box><text:p><text:span text:style-name="T8">Secure channel</text:span></text:p></draw:text-box></draw:frame></text:p>
      <text:p text:style-name="Standard"><draw:ellipse text:anchor-type="paragraph" draw:z-index="11" draw:style-name="gr2" draw:text-style-name="P14" svg:width="1.324cm" svg:height="0.583cm" svg:x="8.809cm" svg:y="2.801cm"><text:p text:style-name="P12"><text:span text:style-name="T8">cloudflash</text:span></text:p></draw:ellipse><draw:frame text:anchor-type="paragraph" draw:z-index="12" draw:style-name="gr5" draw:text-style-name="P15" svg:width="0.565cm" svg:height="0.246cm" svg:x="9.373cm" svg:y="2.325cm"><draw:text-box><text:p><text:span text:style-name="T8">HTTP</text:span></text:p></draw:text-box></draw:frame></text:p>
      <text:p text:style-name="Standard"/>
      <text:p text:style-name="Standard"><draw:line text:anchor-type="paragraph" draw:z-index="13" draw:style-name="gr3" draw:text-style-name="P12" svg:x1="9.267cm" svg:y1="1.007cm" svg:x2="9.373cm" svg:y2="1.827cm"><text:p/></draw:line><draw:ellipse text:anchor-type="paragraph" draw:z-index="10" draw:style-name="gr2" draw:text-style-name="P14" svg:width="1.377cm" svg:height="0.53cm" svg:x="8.668cm" svg:y="0.478cm"><text:p text:style-name="P12"><text:span text:style-name="T8">Bolt client</text:span></text:p></draw:ellipse><draw:rect text:anchor-type="paragraph" draw:z-index="9" draw:style-name="gr1" draw:text-style-name="P13" svg:width="2.453cm" svg:height="3.052cm" svg:x="8.086cm" svg:y="0.002cm"><text:p text:style-name="P12"><text:span text:style-name="T7">VCG</text:span></text:p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 above diagram depicts the basic functionality of cloudflash-bolt in new VSP2.0 architecture.</text:p>
      <text:p text:style-name="Standard"/>
      <text:p text:style-name="Standard"><text:span text:style-name="T1">Bolt server functionality</text:span>:</text:p>
      <text:p text:style-name="Standard">1.tls/ssl server will be listening for cloudflash-bolt connections on port 443.</text:p>
      <text:p text:style-name="Standard">2.After receiving connection request from bolt client, cert check happens and a new socket has been created for secure channel communication. </text:p>
      <text:p text:style-name="Standard">3.Bolt Server Maintains list of all connected clients in db.</text:p>
      <text:p text:style-name="Standard">4.Bolt Server receives requests from controller and based on header data, Cloudflash_Bolt_Target it propagets request to corresponding bolt client.</text:p>
      <text:p text:style-name="Standard"/>
      <text:p text:style-name="Standard">Here is the bolt.json file on server side</text:p>
      <text:p text:style-name="P3">{</text:p>
      <text:p text:style-name="P5"><text:s text:c="2"/>“cert”: <text:s/>“/etc/bolt/xyz.cert” <text:s/></text:p>
      <text:p text:style-name="P5"><text:s text:c="3"/>“key”: <text:s/>“/etc/bolt/xyz.key”</text:p>
      <text:p text:style-name="P5"><text:s text:c="4"/>“ca”: <text:s text:c="3"/>“/etc/bolt/cabundle_file”</text:p>
      <text:p text:style-name="P4"><text:span text:style-name="T4"><text:s text:c="4"/></text:span><text:span text:style-name="T5">"remote"</text:span><text:span text:style-name="T4">: </text:span><text:span text:style-name="T6">[]</text:span><text:span text:style-name="T4">,</text:span></text:p>
      <text:p text:style-name="P4"><text:span text:style-name="T4"><text:s text:c="4"/></text:span><text:span text:style-name="T5">"local"</text:span><text:span text:style-name="T4">: </text:span><text:span text:style-name="T5">"localhost:443"</text:span><text:span text:style-name="T4">,</text:span></text:p>
      <text:p text:style-name="P4"><text:span text:style-name="T4"><text:s text:c="4"/></text:span><text:span text:style-name="T5">"listen"</text:span><text:span text:style-name="T4">: </text:span><text:span text:style-name="T5">"localhost:8000"</text:span></text:p>
      <text:p text:style-name="P3">}</text:p>
      <text:p text:style-name="Standard"/>
      <text:p text:style-name="Standard"/>
      <text:p text:style-name="Standard"/>
      <text:p text:style-name="P1">Bolt client functionality:</text:p>
      <text:p text:style-name="Standard">1.Initiates ssl connection request with bolt server.</text:p>
      <text:p text:style-name="Standard">2.Establish secure channel over socket with controller on 443 port.</text:p>
      <text:p text:style-name="Standard">3.Send CNAME and port data to bolt server for persistence.</text:p>
      <text:p text:style-name="Standard">4.Forwards HTTP requests coming on to the configured webservices (cloudflash,salt etc) and send response back to bolt server.</text:p>
      <text:p text:style-name="Standard"/>
      <text:p text:style-name="Standard"/>
      <text:p text:style-name="Standard">Here is the bolt.json file on client side.</text:p>
      <text:p text:style-name="Standard"/>
      <text:p text:style-name="P3"><text:soft-page-break/>{</text:p>
      <text:p text:style-name="P5"><text:s text:c="2"/>“cert”: <text:s/>“/etc/bolt/xyz.cert” <text:s/></text:p>
      <text:p text:style-name="P5"><text:s text:c="3"/>“key”: <text:s/>“/etc/bolt/xyz.key”</text:p>
      <text:p text:style-name="P5"><text:s text:c="4"/>“ca”: <text:s text:c="3"/>“/etc/bolt/cabundle_file”</text:p>
      <text:p text:style-name="P4"><text:span text:style-name="T4"><text:s text:c="4"/></text:span><text:span text:style-name="T5">"remote"</text:span><text:span text:style-name="T4">: </text:span><text:span text:style-name="T6">[“10.2.56.130:443]</text:span><text:span text:style-name="T4">,</text:span></text:p>
      <text:p text:style-name="P4"><text:span text:style-name="T4"><text:s text:c="4"/></text:span><text:span text:style-name="T5">"local"</text:span><text:span text:style-name="T4">: </text:span><text:span text:style-name="T5">""</text:span><text:span text:style-name="T4">,</text:span></text:p>
      <text:p text:style-name="P4"><text:span text:style-name="T4"><text:s text:c="4"/></text:span><text:span text:style-name="T5">"listen"</text:span><text:span text:style-name="T4">: </text:span><text:span text:style-name="T5">"localhost:5000" #webservice at back end</text:span></text:p>
      <text:p text:style-name="P3">}</text:p>
      <text:p text:style-name="Standard"/>
      <text:p text:style-name="P1">SETUP Guide:</text:p>
      <text:p text:style-name="Standard"/>
      <text:p text:style-name="P1">Certificate Generation:</text:p>
      <text:p text:style-name="P2"><text:s/>For testing purposes generate the certificate files using openssl as mentioned below.</text:p>
      <text:p text:style-name="Standard">Run following openssl commands on controller server.</text:p>
      <text:p text:style-name="Standard"><text:span text:style-name="Source_20_Text"><text:span text:style-name="T3"><text:s text:c="9"/>openssl genrsa -out controllerserver.key 1024<text:line-break/> <text:s text:c="8"/>openssl req -new -key controllerserver.key -out csr.pem<text:line-break/> <text:s text:c="8"/>openssl x509 -req -in csr.pem -signkey controllerserver.key -out controllercert.pem</text:span></text:span> </text:p>
      <text:p text:style-name="Standard"/>
      <text:p text:style-name="Standard"><text:span text:style-name="T1">Bolt Server</text:span>:</text:p>
      <text:list xml:id="list31538929" text:style-name="L1">
        <text:list-item>
          <text:p text:style-name="P7">Copy cloudflash-bolt from the attached zip file and paste it in local ubuntu machine with the support for nodejs.(For testing now later should be done by npm install)</text:p>
        </text:list-item>
        <text:list-item>
          <text:p text:style-name="P8">Copy “controllerserver.key” and “controllercert.pem” files generated onto the <text:s/>same directory . If the files are in seperate directory please mentioned the same in bolt.json file.</text:p>
        </text:list-item>
        <text:list-item>
          <text:p text:style-name="P8">If needed perform npm install for all dependent modules.(for ex “npm install tls” .). This wil be taken care once cloudflash-bolt npm module is built.</text:p>
        </text:list-item>
        <text:list-item>
          <text:p text:style-name="P8">Run the following command.</text:p>
          <text:p text:style-name="P8">“sudo coffee app.coffee”</text:p>
        </text:list-item>
        <text:list-item>
          <text:p text:style-name="P8">Please make sure that bolt.json should be as per bolt Server needs.</text:p>
        </text:list-item>
        <text:list-item>
          <text:p text:style-name="P8">starting controller server should start httpservice on port 9000 and ssl server on port 443.</text:p>
        </text:list-item>
      </text:list>
      <text:p text:style-name="Standard"/>
      <text:p text:style-name="Standard"><text:span text:style-name="T1">Bolt Client</text:span> :</text:p>
      <text:list xml:id="list31547149" text:style-name="L2">
        <text:list-item>
          <text:p text:style-name="P11">Copy cloudflash-bolt from the attached zip file and paste it in VCG under /lib/node_modules folder.</text:p>
        </text:list-item>
        <text:list-item>
          <text:p text:style-name="P11"><text:span text:style-name="T2">Copy “controllerserver.key” and “controllercert.pem” files generated onto the <text:s/>same directory . If the files are in seperate directory please mentioned the same in bolt.json file.</text:span> </text:p>
        </text:list-item>
        <text:list-item>
          <text:p text:style-name="P9">If needed perform npm install for all dependent modules.(for ex “npm install tls” .). This wil be taken care once cloudflash-bolt npm module is built</text:p>
        </text:list-item>
        <text:list-item>
          <text:p text:style-name="P9">Please make sure that bolt.json should be as per bolt client needs</text:p>
        </text:list-item>
        <text:list-item>
          <text:p text:style-name="P11">Make sure back end webservice is (cloudflash service) is up and running.</text:p>
        </text:list-item>
        <text:list-item>
          <text:p text:style-name="P11">Run the following command to start bolt client</text:p>
          <text:p text:style-name="P11">“coffee app.coffee”.</text:p>
          <text:p text:style-name="P11"/>
        </text:list-item>
      </text:list>
      <text:p text:style-name="P1">End-points Defined:</text:p>
      <text:p text:style-name="P1"/>
      <text:p text:style-name="P2">Following end points has been defined. </text:p>
      <text:list xml:id="list31545522" text:style-name="L3">
        <text:list-item>
          <text:p text:style-name="P10">POST <text:s text:c="5"/>/boltserver</text:p>
          <text:p text:style-name="P10"><text:s text:c="4"/>This end point can be used for all configuration postings on the cloudflash service.</text:p>
          <text:p text:style-name="P10"/>
        </text:list-item>
        <text:list-item>
          <text:p text:style-name="P10">GET <text:s text:c="6"/>/cname</text:p>
        </text:list-item>
      </text:list>
      <text:p text:style-name="P2"><text:s text:c="16"/>The call to this end point wil fetch all bolt instances with the bolt server.</text:p>
      <text:p text:style-name="P2"/>
      <text:p text:style-name="P2"/>
      <text:p text:style-name="P2"><text:soft-page-break/><text:s text:c="6"/></text:p>
      <text:p text:style-name="P1">TESTING:</text:p>
      <text:p text:style-name="Standard"/>
      <text:p text:style-name="Standard">For testing config end points from REST client make call as mentioned below. <text:s/></text:p>
      <text:p text:style-name="Standard"/>
      <text:p text:style-name="Standard">POST <text:s/>http://&lt;boltserver-ip&gt;:9000/boltserver</text:p>
      <text:p text:style-name="Standard"/>
      <text:p text:style-name="Standard">Find below format of JSON request body.</text:p>
      <text:p text:style-name="Standard">{</text:p>
      <text:p text:style-name="Standard"><text:s text:c="2"/>"type":"", -- should be of HTTP request Type (GET/POST/PUT/DELETE)</text:p>
      <text:p text:style-name="Standard"><text:s text:c="2"/>"path":"", -- should be the end point URI</text:p>
      <text:p text:style-name="Standard"><text:s text:c="2"/>"body":”” -- should be the JSON content</text:p>
      <text:p text:style-name="Standard">}</text:p>
      <text:p text:style-name="Standard"><text:s text:c="3"/></text:p>
      <text:p text:style-name="Standard">Find below the example (JSON request body) for posting openvpn end point on to VCG.</text:p>
      <text:p text:style-name="Standard"/>
      <text:p text:style-name="Standard">{</text:p>
      <text:p text:style-name="Standard"><text:s text:c="2"/>"type":"POST",</text:p>
      <text:p text:style-name="Standard"><text:s text:c="2"/>"path":"/openvpn/client",</text:p>
      <text:p text:style-name="Standard"><text:s text:c="2"/>"body":{"pull": true,"tls-client": true,"dev": "tun","remote": "raviserver 7000","proto": "udp","ca":"/home/calsoft-admin/openvpn/keys/ca.crt","dh": "/home/calsoft-admin/openvpn/keys/dh1024.pem", <text:s text:c="2"/>"cert": "/home/calsoft-admin/openvpn/keys/client1.crt","key": "/home/calsoft-admin/openvpn/keys/client1.key", <text:s text:c="3"/>"cipher": "AES-256-CBC","tls-cipher": "AES256-SHA","push":["route 192.168.122.0 255.255.255.0"],"persist-key": true, <text:s text:c="2"/>"persist-tun": true,"status": "/var/log/server-status.log","comp-lzo": "no","verb": 3,"mlock": true}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rier New" svg:font-family="'Courrier New'" style:font-family-generic="moder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urty Mulagala</meta:initial-creator>
    <meta:creation-date>2013-05-31T14:17:01.79</meta:creation-date>
    <meta:generator>OpenOffice.org/3.3$Win32 OpenOffice.org_project/330m20$Build-9567</meta:generator>
    <dc:date>2013-06-25T18:43:53.15</dc:date>
    <dc:creator>Murty Mulagala</dc:creator>
    <meta:editing-duration>P6DT17H48M9S</meta:editing-duration>
    <meta:editing-cycles>32</meta:editing-cycles>
    <meta:document-statistic meta:table-count="0" meta:image-count="0" meta:object-count="0" meta:page-count="3" meta:paragraph-count="73" meta:word-count="599" meta:character-count="4389"/>
  </office:meta>
</office:document-meta>
</file>